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Compan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bot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bode TechZo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bertsons Compan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l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xxe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nk of Americ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nkers Healthcare Gro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ttle Rock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mden Kelly Corpo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pital R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dinal Heal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ex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rOff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linkedin.com/company/catalysthealthgroup/life/?lipi=urn%3Ali%3Apage%3Ad_flagship3_search_srp_jobs%3BCVbxEloDTeC6WXZGM1kuOw%3D%3D" xlink:type="simple">Catalyst Health Group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B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G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rles Schwa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gniza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gniza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laber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labera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p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rVel Corpo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ttonwood Financi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VS Heal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VS Heal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Y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loit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verse Lyn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TC (Electronic Transaction Consultants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Tea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leetPri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ontdoor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lobal Placement Fir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ldman Sach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norVet Technolog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R,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fosy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lliCentric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ron Mounta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fo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ceSoft,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linkedin.com/company/lightbeamhealth/life/?lipi=urn%3Ali%3Apage%3Ad_flagship3_search_srp_jobs%3BT4VZ1TbLRs%2Bhmgxr%2Bdme%2BQ%3D%3D" xlink:type="simple">Lightbeam Health Solutions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linkedin.com/company/mckinsey/life/?lipi=urn%3Ali%3Apage%3Ad_flagship3_search_srp_jobs%3Bx6rYKDL2THuDsfvmse7NhQ%3D%3D" xlink:type="simple">McKinsey &amp; Company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ndtre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RC Healt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TT 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linkedin.com/company/omnisys-llc/life/?lipi=urn%3Ali%3Apage%3Ad_flagship3_search_srp_jobs%3Bvx4hMyULSoeZybxOYh4urg%3D%3D" xlink:type="simple">OmniSYS (healthcare)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e Network Enterpris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n Systems Technolog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diu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ualit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stad Technolog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uthern Glazer's Wine &amp; Spiri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ectraforce Technologi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as Capital Ba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Execu Search Gro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Judge Grou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linkedin.com/company/timelymd/life/?lipi=urn%3Ali%3Apage%3Ad_flagship3_search_srp_jobs%3B5EXU9RCPSHagQ3yy%2F8x4Hw%3D%3D" xlink:type="simple">TimelyMD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c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tex Solutions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linkedin.com/company/vestahealthcare/life/?lipi=urn%3Ali%3Apage%3Ad_flagship3_search_srp_jobs%3BGVruk50VQbaFP3zYX2N%2FAw%3D%3D" xlink:type="simple">Vesta Healthcare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stma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izient, In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pressdoc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Yoh, A Day &amp; Zimmermann Company</text:p>
          </table:table-cell>
          <table:table-cell table:number-columns-repeated="1023"/>
        </table:table-row>
        <table:table-row table:style-name="ro1" table:number-rows-repeated="205">
          <table:table-cell table:style-name="ce2"/>
          <table:table-cell table:number-columns-repeated="1023"/>
        </table:table-row>
        <table:table-row table:style-name="ro1" table:number-rows-repeated="1048281">
          <table:table-cell table:number-columns-repeated="1024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5:37:35.951000000</meta:creation-date>
    <dc:date>2022-02-03T15:40:04.667000000</dc:date>
    <meta:editing-duration>PT2M28S</meta:editing-duration>
    <meta:editing-cycles>1</meta:editing-cycles>
    <meta:document-statistic meta:table-count="1" meta:cell-count="67" meta:object-count="0"/>
    <meta:generator>LibreOffice/7.2.5.2$Windows_X86_64 LibreOffice_project/499f9727c189e6ef3471021d6132d4c694f357e5</meta:generator>
  </office:meta>
</office:document-meta>
</file>